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 text:style-name="TitleStyle">What Broke America—and How We Might Still Fix It</text:h>
      <text:p text:style-name="BodyStyle">By Rick Ballard</text:p>
      <text:h text:outline-level="2" text:style-name="BodyStyle">The Numbers Don’t Lie</text:h>
      <text:p text:style-name="BodyStyle">Let’s start with what’s measurable:

Median home prices are now 6–9× the average income in most cities, up from 2.5× in the 1970s. Union membership has dropped from 25% to below 10%. Wealth is now concentrated: the top 1% own over 32% of all wealth, up from 10%. Trust in government is at 20%, compared to over 70% in 1972. Voter turnout among youth is erratic and often below 40%.</text:p>
      <text:h text:outline-level="2" text:style-name="BodyStyle">Deathbells of Democracy: A Timeline of Erosion</text:h>
      <text:p text:style-name="BodyStyle">1971 – Powell Memo: Corporate interests begin coordinated political influence campaigns.
1987 – Fairness Doctrine repealed: Media polarization begins.
1994 – Gingrich Revolution: Hyperpartisanship normalized.
2000 – Bush v. Gore: Supreme Court influences presidential outcome.
2010 – Citizens United: Money floods politics.
2013 – Shelby v. Holder: Voting protections dismantled.
2016 – Social Media Disinfo Era: Truth becomes contested terrain.
2022–Present – Culture War Gridlock: Theater replaces governance.</text:p>
      <text:h text:outline-level="2" text:style-name="BodyStyle">What’s the Tipping Point?</text:h>
      <text:p text:style-name="BodyStyle">It won’t be poverty alone—it will be hopelessness. When people feel voiceless, overworked, and underrepresented, they snap. Today, 70% live paycheck to paycheck, 50% feel lonely, youth depression is soaring, and birth rates are falling. A civil fracture is looming, not from malice—but neglect.</text:p>
      <text:h text:outline-level="2" text:style-name="BodyStyle">Democracy Is Not a Blood Sport</text:h>
      <text:p text:style-name="BodyStyle">Democracy is compromise. It’s seeing opponents as fellow citizens, not enemies. It’s building together, not destroying in cycles. But algorithms fuel outrage, media fuels division, and power concentrates upward while communities dissolve.</text:p>
      <text:h text:outline-level="2" text:style-name="BodyStyle">The Real Revolution: Civic Rebirth</text:h>
      <text:p text:style-name="BodyStyle">Here’s the revolution we need:
1. Think before you scapegoat. The system, not your neighbor, is likely to blame.
2. Refuse the algorithm. Speak offline. Engage locally.
3. Act locally. Real change begins with councils and boards, not cable news.
4. Vote—and defend the process.
5. Build fair coalitions. We need pragmatic centrism, not reactionary vengeance.</text:p>
      <text:h text:outline-level="2" text:style-name="BodyStyle">One Nation, Still Possible</text:h>
      <text:p text:style-name="BodyStyle">This is a plea. A rallying cry. Not for flags or slogans—but for humility, honesty, and constructive action. If we talk, compromise, and organize—locally, respectfully—we might still save this democratic experiment.

The groundwork begins here. With each other. With platforms like GroupBuild. Not to dictate, but to deliberate. Not to inflame, but to unify.

Because in the end, democracy isn’t about being right—it’s about being together.</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leStyle" style:family="paragraph" style:display-name="TitleStyle">
      <style:paragraph-properties fo:text-align="center"/>
      <style:text-properties fo:font-size="16pt" fo:font-weight="bold"/>
    </style:style>
    <style:style style:name="SubtitleStyle" style:family="paragraph" style:display-name="SubtitleStyle">
      <style:paragraph-properties fo:text-align="center"/>
      <style:text-properties fo:font-size="12pt" fo:font-style="italic"/>
    </style:style>
    <style:style style:name="BodyStyle" style:family="paragraph" style:display-name="BodyStyle">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